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bd9a2" officeooo:paragraph-rsid="000bd9a2"/>
    </style:style>
    <style:style style:name="P2" style:family="paragraph" style:parent-style-name="Standard">
      <style:text-properties officeooo:rsid="000d912e" officeooo:paragraph-rsid="000d912e"/>
    </style:style>
    <style:style style:name="P3" style:family="paragraph" style:parent-style-name="Standard">
      <style:text-properties officeooo:rsid="000dfbd3" officeooo:paragraph-rsid="000df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 DOCUMENTO 1</text:p>
      <text:p text:style-name="P2">modificacion 1</text:p>
      <text:p text:style-name="P3">modificacion 2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28:09.226884423</meta:creation-date>
    <dc:date>2020-03-28T13:32:05.477540606</dc:date>
    <meta:editing-duration>PT3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42" meta:non-whitespace-character-count="38"/>
  </office:meta>
</office:document-meta>
</file>